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railing Edge Refinement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o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COS([.A3]*2*PI()/360)*0.97" office:value-type="float" office:value="0.966308857148993" calcext:value-type="float">
            <text:p>0.966308857148993</text:p>
          </table:table-cell>
          <table:table-cell table:formula="of:=-SIN([.A3]*2*PI()/360)*0.97" office:value-type="float" office:value="0.0845410704652284" calcext:value-type="float">
            <text:p>0.0845410704652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S([.A4]*2*PI()/360)*0.97" office:value-type="float" office:value="0.97" calcext:value-type="float">
            <text:p>0.97</text:p>
          </table:table-cell>
          <table:table-cell table:formula="of:=-SIN([.A4]*2*PI()/360)*0.97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S([.A5]*2*PI()/360)*0.97" office:value-type="float" office:value="0.966308857148993" calcext:value-type="float">
            <text:p>0.966308857148993</text:p>
          </table:table-cell>
          <table:table-cell table:formula="of:=-SIN([.A5]*2*PI()/360)*0.97" office:value-type="float" office:value="-0.0845410704652284" calcext:value-type="float">
            <text:p>-0.0845410704652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S([.A6]*2*PI()/360)*0.97" office:value-type="float" office:value="0.955263520421842" calcext:value-type="float">
            <text:p>0.955263520421842</text:p>
          </table:table-cell>
          <table:table-cell table:formula="of:=-SIN([.A6]*2*PI()/360)*0.97" office:value-type="float" office:value="-0.168438732336922" calcext:value-type="float">
            <text:p>-0.1684387323369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S([.A7]*2*PI()/360)*0.97" office:value-type="float" office:value="0.936948051500396" calcext:value-type="float">
            <text:p>0.936948051500396</text:p>
          </table:table-cell>
          <table:table-cell table:formula="of:=-SIN([.A7]*2*PI()/360)*0.97" office:value-type="float" office:value="-0.251054473749445" calcext:value-type="float">
            <text:p>-0.251054473749445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Trailing Edge Refinement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o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1:32:08.546907834</meta:creation-date>
    <dc:date>2019-01-24T11:37:11.271918426</dc:date>
    <meta:editing-duration>PT5M3S</meta:editing-duration>
    <meta:editing-cycles>1</meta:editing-cycles>
    <meta:document-statistic meta:table-count="1" meta:cell-count="29" meta:object-count="0"/>
    <meta:generator>LibreOffice/6.0.7.3$Linux_X86_64 LibreOffice_project/00m0$Build-3</meta:generator>
  </office:meta>
</office:document-meta>
</file>